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2pt" style:font-size-asian="28pt" style:font-size-complex="28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32pt" style:font-size-asian="44pt" style:font-size-complex="44pt"/>
    </style:style>
    <style:style style:name="P5" style:family="paragraph">
      <style:text-properties fo:font-size="20pt" style:font-size-asian="26pt" style:font-size-complex="26pt"/>
    </style:style>
    <style:style style:name="P6" style:family="paragraph">
      <style:text-properties fo:font-size="28pt" style:font-size-asian="40pt" style:font-size-complex="40pt"/>
    </style:style>
    <style:style style:name="P7" style:family="paragraph">
      <style:paragraph-properties fo:text-align="center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2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size="32pt" style:font-size-asian="44pt" style:font-size-complex="44pt"/>
    </style:style>
    <style:style style:name="T7" style:family="text">
      <style:text-properties fo:font-size="32pt" fo:font-style="italic" style:font-size-asian="44pt" style:font-style-asian="italic" style:font-size-complex="44pt" style:font-style-complex="italic"/>
    </style:style>
    <style:style style:name="T8" style:family="text">
      <style:text-properties fo:font-size="20pt" style:font-size-asian="26pt" style:font-size-complex="26pt"/>
    </style:style>
    <style:style style:name="T9" style:family="text">
      <style:text-properties fo:font-size="20pt" fo:font-style="italic" style:font-size-asian="26pt" style:font-style-asian="italic" style:font-size-complex="26pt" style:font-style-complex="italic"/>
    </style:style>
    <style:style style:name="T10" style:family="text">
      <style:text-properties fo:font-size="28pt" style:font-size-asian="40pt" style:font-size-complex="40pt"/>
    </style:style>
    <style:style style:name="T11" style:family="text">
      <style:text-properties style:text-position="33% 58%" fo:font-size="32pt" style:font-size-asian="44pt" style:font-size-complex="44pt"/>
    </style:style>
    <style:style style:name="T12" style:family="text">
      <style:text-properties fo:font-size="32pt" fo:font-style="normal" style:font-size-asian="44pt" style:font-style-asian="normal" style:font-size-complex="44pt" style:font-style-complex="normal"/>
    </style:style>
    <style:style style:name="T13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33% 58%"/>
    </style:style>
    <style:style style:name="T16" style:family="text">
      <style:text-properties fo:font-size="26pt" fo:font-style="italic" style:font-size-asian="36pt" style:font-style-asian="italic" style:font-size-complex="36pt" style:font-style-complex="italic"/>
    </style:style>
    <style:style style:name="T17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18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9" style:family="text">
      <style:text-properties style:text-position="-33% 58%" fo:font-style="italic" style:font-style-asian="italic" style:font-style-complex="italic"/>
    </style:style>
    <style:style style:name="T20" style:family="text">
      <style:text-properties style:text-position="-33% 58%" fo:font-size="20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1">Wann, von wem und in welchem Zusammenhang wurde erstmals die Idee formuliert, der Materie auch Welleneigenschaften zuzuord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In welcher speziellen Weise bedient sich die Hamilton-Jacobi-Theorie der Methode der kanonischen Transform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3">Wirkungswelle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 text:style-name="P3"><text:span text:style-name="T4">Welche Beziehungen bezüglich Betrag und Richtung bestehen zwischen Teilchengeschwindigkeit </text:span><text:span text:style-name="T5">v</text:span><text:span text:style-name="T4"> und Wellengeschwindigkeit </text:span><text:span text:style-name="T5">u</text:span><text:span text:style-name="T4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6">Formulieren Sie die Wellengleichung der Klassischen Mechanik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ist die geometrische Optik gülti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6">Wie lautet die </text:span><text:span text:style-name="T7">Eikonalgleichung</text:span><text:span text:style-name="T6"> der geometrischen Optik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8">Durch welche einfachen Beziehungen legen Impuls und Energie des Teilchens Frequenz und Wellenlänge der betreffenden Wirkungswelle fe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erpretieren Sie die zeitunabhängige Schrödinger-Gleich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Hamilton-Operator eines Teilche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8">Welcher Operator ist beim Übergang von der zeitunabhängigen zur zeitabhängigen Schrödinger-Gleichung der Energievariablen </text:span><text:span text:style-name="T9">E</text:span><text:span text:style-name="T8"> zuzuord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6">Wie kann man mit Hilfe der Wellenvorstellung der Materie die Bohrschen Postulate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6">Wie läßt sich die Wellenlänge einer Elektronenwelle experimentell bestim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1">Wie groß muß die kinetische Energie eines Neutrons sein, damit seine Wellenlänge in die Größenordnung üblicher Gitterkonstanten komm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m Prinzip arbeitet das Elektronenmikrosko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6">Warum ist Neutronenbeugung besonders hilfreich bei der Untersuchung magnetischer Festkörp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10">Erläutern Sie die wichtigsten Unterschiede zwischen elektromagnetischen Wellen und Materie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Läßt sich die Phasengeschwindigkeit einer Materiewelle me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8">Diskutieren Sie die Elektronenbeugung am Doppelspalt. Wie ändert sich die Intensitätsverteilung, wenn man die beiden Spalten nacheinander öff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8">Läßt sich beim Doppelspaltexperiment der Auftreffort eines einzelnen Elektrons auf dem Detektor vorhersagen? Welche Aussagen sind tatsächlich mög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6">Welche Gründe sprechen gegen eine direkte Identifikation des Elektrons als Wel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muß den Materiewellen zugesprochen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6">Interpretieren Sie die Wellenfunktion </text:span><text:span text:style-name="T7">ψ</text:span><text:span text:style-name="T6">(</text:span><text:span text:style-name="T7">r</text:span><text:span text:style-name="T6">, </text:span><text:span text:style-name="T7">t</text:span><text:span text:style-name="T6">) und ihr Betragsquadrat |</text:span><text:span text:style-name="T7">ψ</text:span><text:span text:style-name="T6">(</text:span><text:span text:style-name="T7">r</text:span><text:span text:style-name="T6">, </text:span><text:span text:style-name="T7">t</text:span><text:span text:style-name="T6">)|</text:span><text:span text:style-name="T11">2</text:span><text:span text:style-name="T6">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Läßt sich die Schrödinger-Gleichung bewei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Wellenfunktion <text:span text:style-name="T3">ψ(r, t)</text:span> direkt meß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mathematischen Funktionen kommen als Wellenfunktionen überhaupt nur in Betrach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ahrscheinlichkeitsstromdicht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Wie lautet die Kontinuitätsgleichung der Wahrscheinlichkeit? Worin besteht ihre physikalische Aussag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mathematischen Typ ist die Schrödinger-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e ebene Welle? Warum bezeichnet man sie als <text:span text:style-name="T3">eben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unterscheiden sich bei der ebenen Welle Phasen- und Gruppengeschwindigk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8">Welche Aussagen lassen sich über Ort und Impuls eines Teilchens machen, wenn diesem eine ebene Welle als Wellenfunktion zugeordnet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Wellenpak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Mit welcher Geschwindigkeit kann in einem Wellenpaket Information transportier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darf die Phasengeschwindigkeit <text:span text:style-name="T3">u</text:span> auch größer als die Lichtgeschwindigkeit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8">Erläutern Sie anhand des einfachen, eindimensionalen Wellenpakets, warum Impuls und Ort eines durch diese Wellenfunktion beschriebenen Teilchens nicht gleichzeitig beliebig genau bekannt sein könne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rd durch die ebene Welle die Unbestimmtheitsrelation verletz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qualitativ das Breitfließen von Wellenpakete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pricht man im Zusammenhang mit Wellenpaketen von <text:span text:style-name="T3">Dispersio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rd das Breitfließen auch bei Paketen aus elektromagnetischen Wellen beobach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Welcher Zusammenhang besteht zwischen dem Breitfließen und der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6">Wie hängen die Wellenfunktionen im Orts- und im Impulsraum</text:span><text:span text:style-name="T12">, </text:span><text:span text:style-name="T7">ψ(</text:span><text:span text:style-name="T13">r</text:span><text:span text:style-name="T7">, t)</text:span><text:span text:style-name="T6"> und <text:s text:c="2"/></text:span><text:span text:style-name="T7">(</text:span><text:span text:style-name="T13">p</text:span><text:span text:style-name="T7">, t)</text:span><text:span text:style-name="T6">,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1.26cm" svg:height="1.4cm" svg:x="14.806cm" svg:y="2.764cm">
          <text:p/>
          <draw:object xlink:href="../hat%20psi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wird | <text:s text:c="2"/><text:span text:style-name="T3">(</text:span><text:span text:style-name="T14">p</text:span><text:span text:style-name="T3">, t)</text:span>|<text:span text:style-name="T15">2</text:span> zugeschrieb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1.26cm" svg:height="1.4cm" svg:x="14.159cm" svg:y="1.964cm">
          <text:p/>
          <draw:object xlink:href="../hat%20psi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periodischen Randbeding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n über Ort und Impuls sind wirklich meß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Mittelwert <text:span text:style-name="T3">&lt;A(</text:span><text:span text:style-name="T14">r</text:span><text:span text:style-name="T3">)&gt;</text:span> mit Hilfe der Wellenfunktion <text:span text:style-name="T3">ψ(</text:span><text:span text:style-name="T14">r</text:span><text:span text:style-name="T3">, t)</text:span> bzw. <text:tab/> <text:span text:style-name="T3">(</text:span><text:span text:style-name="T14">p</text:span><text:span text:style-name="T3">, t)</text:span>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1.26cm" svg:height="1.4cm" svg:x="19.959cm" svg:y="2.758cm">
          <text:p/>
          <draw:object xlink:href="../hat%20psi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mittlere quadratische Schwankung definiert? Was sagt sie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Operatorgestalt nimmt die dynamische Variable <text:span text:style-name="T3">Impuls</text:span> in der Ortsdarstellung a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Impulsdarstellung des Teilchenorts <text:span text:style-name="T14">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Ursache für die formale Äquivalenz von Impuls- und Ortsdarstel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Nach welcher Vorschrift wird der Erwartungswert </text:span><text:span text:style-name="T16">&lt;F&gt;</text:span><text:span text:style-name="T17">t</text:span><text:span text:style-name="T2"> der Observablen </text:span><text:span text:style-name="T16">F(</text:span><text:span text:style-name="T18">r</text:span><text:span text:style-name="T16">, </text:span><text:span text:style-name="T18">p</text:span><text:span text:style-name="T16">)</text:span><text:span text:style-name="T2"> im Orts- bzw. Impulsraum gebil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Kommutator zweier Operator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Wert hat der Kommutator <text:span text:style-name="T3">[z, p</text:span><text:span text:style-name="T19">z</text:span><text:span text:style-name="T3">]</text:span><text:span text:style-name="T19">−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5" draw:layer="layout" svg:width="25.199cm" svg:height="3.506cm" svg:x="1.4cm" svg:y="0.833cm" presentation:class="title" presentation:user-transformed="true">
          <draw:text-box>
            <text:p text:style-name="P5"><text:span text:style-name="T8">Nach welcher Korrespondenzvorschrift erhält man aus einer klassischen Variablen </text:span><text:span text:style-name="T9">A(q</text:span><text:span text:style-name="T20">1</text:span><text:span text:style-name="T9">, . . . , q</text:span><text:span text:style-name="T20">s</text:span><text:span text:style-name="T9">, p</text:span><text:span text:style-name="T20">1</text:span><text:span text:style-name="T9">, . . . , p</text:span><text:span text:style-name="T20">s</text:span><text:span text:style-name="T9">)</text:span><text:span text:style-name="T8"> den zugehörigen quantenmechanischen Operato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Operator ist der Energievariablen <text:span text:style-name="T3">E</text:span> zugeord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Ist die Korrespondenzvorschrift eindeutig bei einem Koordinatenwechs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1">Erläutern Sie die Mehrdeutigkeiten, die aus der Nicht-Vertauschbarkeit von Orts- und Impulsoperatoren resultieren. Wie behebt ma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10">Wie lautet der Hamilton-Operator eines geladenen Teilchens 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font-size="20pt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Sylfaen1" fo:font-family="Sylfaen" style:font-style-name="Regular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7-14T01:40:04.605000000</dc:date>
    <meta:document-statistic meta:object-count="280"/>
  </office:meta>
</office:document-meta>
</file>